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ca" fo:country="ES" officeooo:rsid="000bfeb2" officeooo:paragraph-rsid="00171fcd"/>
    </style:style>
    <style:style style:name="P2" style:family="paragraph" style:parent-style-name="Standard">
      <style:paragraph-properties fo:text-align="start" style:justify-single-word="false"/>
      <style:text-properties fo:language="ca" fo:country="ES" officeooo:rsid="000bfeb2" officeooo:paragraph-rsid="00171fcd"/>
    </style:style>
    <style:style style:name="P3" style:family="paragraph" style:parent-style-name="Standard">
      <style:paragraph-properties fo:text-align="start" style:justify-single-word="false"/>
      <style:text-properties fo:language="ca" fo:country="ES" officeooo:rsid="000e7403" officeooo:paragraph-rsid="00171fcd"/>
    </style:style>
    <style:style style:name="P4" style:family="paragraph" style:parent-style-name="Standard">
      <style:paragraph-properties fo:text-align="start" style:justify-single-word="false"/>
      <style:text-properties officeooo:rsid="000bfeb2" officeooo:paragraph-rsid="00171fcd"/>
    </style:style>
    <style:style style:name="P5" style:family="paragraph" style:parent-style-name="Standard">
      <style:paragraph-properties fo:text-align="start" style:justify-single-word="false"/>
      <style:text-properties officeooo:rsid="00120d98" officeooo:paragraph-rsid="00171fcd"/>
    </style:style>
    <style:style style:name="P6" style:family="paragraph" style:parent-style-name="Standard">
      <style:paragraph-properties fo:text-align="start" style:justify-single-word="false"/>
      <style:text-properties officeooo:rsid="000f8305" officeooo:paragraph-rsid="00171fcd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paragraph-rsid="00171fcd"/>
    </style:style>
    <style:style style:name="P8" style:family="paragraph" style:parent-style-name="Text_20_body" style:list-style-name="L1">
      <style:text-properties officeooo:paragraph-rsid="00171fcd"/>
    </style:style>
    <style:style style:name="P9" style:family="paragraph" style:parent-style-name="Text_20_body">
      <style:paragraph-properties fo:text-align="start" style:justify-single-word="false"/>
      <style:text-properties fo:language="ca" fo:country="ES" officeooo:rsid="000e7403" officeooo:paragraph-rsid="00171fcd"/>
    </style:style>
    <style:style style:name="P10" style:family="paragraph" style:parent-style-name="Text_20_body">
      <style:paragraph-properties fo:text-align="start" style:justify-single-word="false"/>
      <style:text-properties officeooo:paragraph-rsid="00171fcd"/>
    </style:style>
    <style:style style:name="P11" style:family="paragraph" style:parent-style-name="Text_20_body">
      <style:text-properties officeooo:paragraph-rsid="00171fcd"/>
    </style:style>
    <style:style style:name="T1" style:family="text">
      <style:text-properties officeooo:rsid="00120d98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0e7403"/>
    </style:style>
    <style:style style:name="T4" style:family="text">
      <style:text-properties officeooo:rsid="00171fc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.:F9<text:span text:style-name="T1">15</text:span>3</text:p>
      <text:p text:style-name="P1"/>
      <text:p text:style-name="P2">S<text:span text:style-name="T1">r Antonio Martínez</text:span></text:p>
      <text:p text:style-name="P2">C/ <text:span text:style-name="T1">kebab</text:span></text:p>
      <text:p text:style-name="P2">0770<text:span text:style-name="T4">6</text:span> MAÓ</text:p>
      <text:p text:style-name="P2"/>
      <text:p text:style-name="P9">Us sol·licitem que us presenteu a les oficines d’Hisenda el proper <text:span text:style-name="T1">25</text:span> de novembre a les 1<text:span text:style-name="T1">1</text:span>:1<text:span text:style-name="T1">5</text:span> hores. És necessari per signar un document imprescindible per tramitar el model 061 de la vostra empresa.</text:p>
      <text:p text:style-name="P11">L’absència en aquesta cita podria comportar sancions econòmiques, ja que, com s’ha esmentat, aquest document és de caràcter indispensable.</text:p>
      <text:p text:style-name="P11">Atentament,<text:line-break/>La cap del Departament d’Hisenda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2"><text:s/></text:span><text:tab/></text:p>
      <text:p text:style-name="P5">[firma]</text:p>
      <text:p text:style-name="P4"/>
      <text:p text:style-name="P4"/>
      <text:p text:style-name="P4"/>
      <text:p text:style-name="P4"/>
      <text:p text:style-name="P6"/>
      <text:p text:style-name="P6"/>
      <text:p text:style-name="P6">1<text:span text:style-name="T1">7 </text:span>de novembre de 2024</text:p>
      <text:p text:style-name="P6"/>
      <text:p text:style-name="P10">Documentació necessària a aportar:</text:p>
      <text:list text:style-name="L1">
        <text:list-item>
          <text:p text:style-name="P7">DNI del propietari de l’empresa.</text:p>
        </text:list-item>
        <text:list-item>
          <text:p text:style-name="P7">Escriptura pública de l’operació (compravenda, donació, herència, etc.).</text:p>
        </text:list-item>
        <text:list-item>
          <text:p text:style-name="P7">Justificant del valor de l’operació (taxació, escriptura, etc.).</text:p>
        </text:list-item>
        <text:list-item>
          <text:p text:style-name="P8">Rebut de pagament, en cas que ja s’hagi abonat l’impos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0:35:19.228843935</meta:creation-date>
    <dc:date>2024-11-22T10:35:48.947476919</dc:date>
    <meta:editing-duration>PT30S</meta:editing-duration>
    <meta:editing-cycles>1</meta:editing-cycles>
    <meta:document-statistic meta:table-count="0" meta:image-count="0" meta:object-count="0" meta:page-count="1" meta:paragraph-count="15" meta:word-count="112" meta:character-count="720" meta:non-whitespace-character-count="624"/>
    <meta:generator>LibreOffice/24.2.6.2$Linux_X86_64 LibreOffice_project/420$Build-2</meta:generator>
  </office:meta>
</office:document-meta>
</file>